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Datatypes" style:family="table">
      <style:table-properties style:width="16cm" table:align="center"/>
    </style:style>
    <style:style style:name="Datatypes.A" style:family="table-column">
      <style:table-column-properties style:column-width="1.459cm"/>
    </style:style>
    <style:style style:name="Datatypes.B" style:family="table-column">
      <style:table-column-properties style:column-width="14.542cm"/>
    </style:style>
    <style:style style:name="Datatypes.A1" style:family="table-cell">
      <style:table-cell-properties fo:padding="0.097cm" fo:border-left="0.002cm solid #000000" fo:border-right="none" fo:border-top="0.002cm solid #000000" fo:border-bottom="0.002cm solid #000000"/>
    </style:style>
    <style:style style:name="Datatypes.B1" style:family="table-cell">
      <style:table-cell-properties fo:padding="0.097cm" fo:border="0.002cm solid #000000"/>
    </style:style>
    <style:style style:name="Datatypes.A2" style:family="table-cell">
      <style:table-cell-properties fo:padding="0.097cm" fo:border-left="0.002cm solid #000000" fo:border-right="none" fo:border-top="none" fo:border-bottom="0.002cm solid #000000"/>
    </style:style>
    <style:style style:name="Datatypes.B2" style:family="table-cell">
      <style:table-cell-properties fo:padding="0.097cm" fo:border-left="0.002cm solid #000000" fo:border-right="0.002cm solid #000000" fo:border-top="none" fo:border-bottom="0.002cm solid #000000"/>
    </style:style>
    <style:style style:name="Table1" style:family="table">
      <style:table-properties style:width="16cm" table:align="center"/>
    </style:style>
    <style:style style:name="Table1.A" style:family="table-column">
      <style:table-column-properties style:column-width="1.836cm"/>
    </style:style>
    <style:style style:name="Table1.B" style:family="table-column">
      <style:table-column-properties style:column-width="4.671cm"/>
    </style:style>
    <style:style style:name="Table1.C" style:family="table-column">
      <style:table-column-properties style:column-width="9.493cm"/>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IncludePatterns" style:family="table">
      <style:table-properties style:width="16.499cm" fo:margin-left="0.499cm" fo:margin-right="0cm" table:align="margins" style:shadow="none"/>
    </style:style>
    <style:style style:name="IncludePatterns.A" style:family="table-column">
      <style:table-column-properties style:column-width="1.998cm" style:rel-column-width="1133*"/>
    </style:style>
    <style:style style:name="IncludePatterns.B" style:family="table-column">
      <style:table-column-properties style:column-width="6.468cm" style:rel-column-width="3667*"/>
    </style:style>
    <style:style style:name="IncludePatterns.C" style:family="table-column">
      <style:table-column-properties style:column-width="8.033cm" style:rel-column-width="4554*"/>
    </style:style>
    <style:style style:name="IncludePattern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IncludePatterns.B1" style:family="table-cell">
      <style:table-cell-properties fo:padding="0.097cm" fo:border-left="0.002cm solid #000000" fo:border-right="none" fo:border-top="0.002cm solid #000000" fo:border-bottom="0.002cm solid #000000"/>
    </style:style>
    <style:style style:name="IncludePatterns.C1" style:family="table-cell">
      <style:table-cell-properties fo:padding="0.097cm" fo:border="0.002cm solid #000000"/>
    </style:style>
    <style:style style:name="IncludePatterns.A2" style:family="table-cell">
      <style:table-cell-properties fo:padding="0.097cm" fo:border-left="0.002cm solid #000000" fo:border-right="none" fo:border-top="none" fo:border-bottom="0.002cm solid #000000"/>
    </style:style>
    <style:style style:name="IncludePatterns.C2" style:family="table-cell">
      <style:table-cell-properties fo:padding="0.097cm" fo:border-left="0.002cm solid #000000" fo:border-right="0.002cm solid #000000" fo:border-top="none" fo:border-bottom="0.002cm solid #000000"/>
    </style:style>
    <style:style style:name="CompressionAlgorihtms" style:family="table">
      <style:table-properties style:width="16.499cm" fo:margin-left="0.499cm" fo:margin-right="0cm" table:align="margins"/>
    </style:style>
    <style:style style:name="CompressionAlgorihtms.A" style:family="table-column">
      <style:table-column-properties style:column-width="8.25cm" style:rel-column-width="4677*"/>
    </style:style>
    <style:style style:name="CompressionAlgorihtms.A1" style:family="table-cell">
      <style:table-cell-properties fo:padding="0.097cm" fo:border-left="0.002cm solid #000000" fo:border-right="none" fo:border-top="0.002cm solid #000000" fo:border-bottom="0.002cm solid #000000"/>
    </style:style>
    <style:style style:name="CompressionAlgorihtms.B1" style:family="table-cell">
      <style:table-cell-properties fo:padding="0.097cm" fo:border="0.002cm solid #000000"/>
    </style:style>
    <style:style style:name="CompressionAlgorihtms.A2" style:family="table-cell">
      <style:table-cell-properties fo:padding="0.097cm" fo:border-left="0.002cm solid #000000" fo:border-right="none" fo:border-top="none" fo:border-bottom="0.002cm solid #000000"/>
    </style:style>
    <style:style style:name="CompressionAlgorihtms.B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Contents_20_Heading">
      <style:paragraph-properties fo:break-before="page"/>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Contents_20_4">
      <style:paragraph-properties>
        <style:tab-stops>
          <style:tab-stop style:position="15.501cm" style:type="right" style:leader-style="dotted" style:leader-text="."/>
        </style:tab-stops>
      </style:paragraph-properties>
    </style:style>
    <style:style style:name="P6" style:family="paragraph" style:parent-style-name="Table_20_Contents">
      <style:paragraph-properties fo:text-align="justify" style:justify-single-word="fals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Table_20_Contents">
      <style:paragraph-properties fo:text-align="justify" style:justify-single-word="false"/>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text-properties fo:font-style="normal" style:font-style-asian="normal" style:font-style-complex="normal"/>
    </style:style>
    <style:style style:name="P18" style:family="paragraph" style:parent-style-name="Text_20_body" style:list-style-name="L7">
      <style:text-properties fo:font-style="normal" style:font-style-asian="normal" style:font-style-complex="normal"/>
    </style:style>
    <style:style style:name="P19" style:family="paragraph" style:parent-style-name="Text_20_body" style:list-style-name="L8"/>
    <style:style style:name="P20" style:family="paragraph" style:parent-style-name="Index_20_1">
      <style:paragraph-properties>
        <style:tab-stops>
          <style:tab-stop style:position="16.99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BAR – Backup ARchiver</text:p>
      <text:p text:style-name="P1">Version 0.1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Table of Contents</text:p>
          </text:index-title>
          <text:p text:style-name="P7">Overview<text:tab/>3</text:p>
          <text:p text:style-name="P8">Features<text:tab/>3</text:p>
          <text:p text:style-name="P8">Requirements<text:tab/>3</text:p>
          <text:p text:style-name="P7">Usage<text:tab/>4</text:p>
          <text:p text:style-name="P8">Creating archives<text:tab/>4</text:p>
          <text:p text:style-name="P8">List archives content<text:tab/>4</text:p>
          <text:p text:style-name="P8">Test archives<text:tab/>4</text:p>
          <text:p text:style-name="P8">Compare archives<text:tab/>5</text:p>
          <text:p text:style-name="P8">Extract archives<text:tab/>5</text:p>
          <text:p text:style-name="P8">Compress archives<text:tab/>5</text:p>
          <text:p text:style-name="P8">Split archives<text:tab/>5</text:p>
          <text:p text:style-name="P8">Store archives<text:tab/>6</text:p>
          <text:p text:style-name="P4">File system<text:tab/>6</text:p>
          <text:p text:style-name="P4">Server<text:tab/>6</text:p>
          <text:p text:style-name="P4">CD/DVD<text:tab/>6</text:p>
          <text:p text:style-name="P4">Device<text:tab/>7</text:p>
          <text:p text:style-name="P8">Incremental archives<text:tab/>7</text:p>
          <text:p text:style-name="P7">Server mode<text:tab/>7</text:p>
          <text:p text:style-name="P7">Graphical frontend<text:tab/>7</text:p>
          <text:p text:style-name="P7">Appendix<text:tab/>7</text:p>
          <text:p text:style-name="P8">Command line options summary<text:tab/>7</text:p>
          <text:p text:style-name="P4">Basic commands<text:tab/>7</text:p>
          <text:p text:style-name="P4">Include/Exclude files<text:tab/>7</text:p>
          <text:p text:style-name="P4">Compression<text:tab/>8</text:p>
          <text:p text:style-name="P4">Crypt<text:tab/>8</text:p>
          <text:p text:style-name="P4">Split<text:tab/>8</text:p>
          <text:p text:style-name="P4">Storage<text:tab/>8</text:p>
          <text:p text:style-name="P5">FTP<text:tab/>8</text:p>
          <text:p text:style-name="P5">SSH<text:tab/>8</text:p>
          <text:p text:style-name="P5">CD/DVD<text:tab/>8</text:p>
          <text:p text:style-name="P5">Device<text:tab/>9</text:p>
          <text:p text:style-name="P4">Server<text:tab/>9</text:p>
          <text:p text:style-name="P4">Misc<text:tab/>10</text:p>
          <text:p text:style-name="P8">Archive file format<text:tab/>11</text:p>
          <text:p text:style-name="P8">Compilation<text:tab/>12</text:p>
        </text:index-body>
      </text:table-of-content>
      <text:h text:style-name="Heading_20_1" text:outline-level="1"/>
      <text:h text:style-name="P9" text:outline-level="1"><text:bookmark-start text:name="__RefHeading__31345316"/>Overview<text:bookmark-end text:name="__RefHeading__31345316"/></text:h>
      <text:p text:style-name="Text_20_body">BAR is backup archive program to store files and disk images into archive files. It is working like other popular archive tools like <text:span text:style-name="T1">tar</text:span><text:span text:style-name="T2">, but offer a lot of useful features.</text:span></text:p>
      <text:h text:style-name="Heading_20_2" text:outline-level="2">Features</text:h>
      <text:list xml:id="list345663593" text:style-name="L1">
        <text:list-item>
          <text:p text:style-name="P11">create, list, test, compare and extract archives,</text:p>
        </text:list-item>
        <text:list-item>
          <text:p text:style-name="P11">fast access to entries in archives,</text:p>
        </text:list-item>
        <text:list-item>
          <text:p text:style-name="P11">full and incremental backup archives,</text:p>
        </text:list-item>
        <text:list-item>
          <text:p text:style-name="P11">split archives into parts of selectable size,</text:p>
        </text:list-item>
        <text:list-item>
          <text:p text:style-name="P11">compress archives with zip, bzip2 or lzma algorithms,</text:p>
        </text:list-item>
        <text:list-item>
          <text:p text:style-name="P11">encrypt archive content with gcrypt functions (BLOWFISH, TWOFISH, AES, a. o.),</text:p>
        </text:list-item>
        <text:list-item>
          <text:p text:style-name="P11">asymmetric encryption of content with RSA ,</text:p>
        </text:list-item>
        <text:list-item>
          <text:p text:style-name="P11">store archives directly on external server via ftp or scp,</text:p>
        </text:list-item>
        <text:list-item>
          <text:p text:style-name="P11">with external tools: store archives on CD/DVD including error correction codes,</text:p>
        </text:list-item>
        <text:list-item>
          <text:p text:style-name="P11">server mode with included scheduler for doing backups regularly. Controlling the server can be done via network connection (plain &amp; TLS/SSL),</text:p>
        </text:list-item>
        <text:list-item>
          <text:p text:style-name="P11">graphical front for server to check server activity, create jobs, start jobs and stop jobs.</text:p>
        </text:list-item>
      </text:list>
      <text:h text:style-name="Heading_20_2" text:outline-level="2">Requirements</text:h>
      <text:p text:style-name="Text_20_body">BAR is either available as a binary package for different systems or as source code for compilation. If you are not familiar with using a C compiler it is recommended to use one of the binary packages. Please check the website <text:variable-set text:name="WebSite" text:formula="ooow:http://torsten.ma-c.de" office:value-type="float" office:value="0" style:data-style-name="N0"/> for available binary packages.</text:p>
      <text:p text:style-name="Text_20_body"/>
      <text:p text:style-name="Text_20_body">To execute BAR you need:</text:p>
      <text:list xml:id="list2025263744" text:style-name="L8">
        <text:list-item>
          <text:p text:style-name="P19">glibc 2.3.2 or higher</text:p>
        </text:list-item>
      </text:list>
      <text:list xml:id="list586656531" text:style-name="L2">
        <text:list-item>
          <text:p text:style-name="P12">BAR binary</text:p>
        </text:list-item>
        <text:list-item>
          <text:p text:style-name="P12">JRE 1.6</text:p>
        </text:list-item>
      </text:list>
      <text:p text:style-name="Text_20_body"/>
      <text:p text:style-name="Text_20_body">Optional external tools for creating CD/DVD:</text:p>
      <text:list xml:id="list771434915" text:style-name="L5">
        <text:list-item>
          <text:p text:style-name="P15">growisofs</text:p>
        </text:list-item>
        <text:list-item>
          <text:p text:style-name="P15">mkisofs</text:p>
        </text:list-item>
        <text:list-item>
          <text:p text:style-name="P15">dvdisaster</text:p>
        </text:list-item>
      </text:list>
      <text:p text:style-name="Text_20_body"/>
      <text:p text:style-name="Text_20_body">To compile BAR you need:</text:p>
      <text:list xml:id="list627479893" text:style-name="L3">
        <text:list-item>
          <text:p text:style-name="P13">C development environment with gcc, make</text:p>
        </text:list-item>
        <text:list-item>
          <text:p text:style-name="P13">perl</text:p>
        </text:list-item>
        <text:list-item>
          <text:p text:style-name="P13">zlib library</text:p>
        </text:list-item>
        <text:list-item>
          <text:p text:style-name="P13">JDK 1.6</text:p>
        </text:list-item>
      </text:list>
      <text:p text:style-name="Text_20_body"><text:soft-page-break/></text:p>
      <text:p text:style-name="Text_20_body">Optional for compilation are:</text:p>
      <text:list xml:id="list313531742" text:style-name="L4">
        <text:list-item>
          <text:p text:style-name="P14">ftplib</text:p>
        </text:list-item>
        <text:list-item>
          <text:p text:style-name="P14">bzip2 library</text:p>
        </text:list-item>
        <text:list-item>
          <text:p text:style-name="P14">lzma library</text:p>
        </text:list-item>
        <text:list-item>
          <text:p text:style-name="P14">gcrypt library</text:p>
        </text:list-item>
        <text:list-item>
          <text:p text:style-name="P14">gnutls library</text:p>
        </text:list-item>
        <text:list-item>
          <text:p text:style-name="P14">ssh2 library</text:p>
        </text:list-item>
        <text:list-item>
          <text:p text:style-name="P14">ant, launch4j</text:p>
        </text:list-item>
        <text:list-item>
          <text:p text:style-name="P14">EPM</text:p>
        </text:list-item>
      </text:list>
      <text:p text:style-name="Text_20_body"/>
      <text:p text:style-name="Text_20_body">For more details to compile BAR by yourself please see chapter <text:bookmark-ref text:reference-format="text" text:ref-name="__RefHeading__35624716">Compilation</text:bookmark-ref>.</text:p>
      <text:p text:style-name="Text_20_body"/>
      <text:h text:style-name="Heading_20_1" text:outline-level="1">Usage</text:h>
      <text:p text:style-name="Text_20_body">The following chapters use the following nomenclature:</text:p>
      <text:list xml:id="list1546763746" text:style-name="L6">
        <text:list-item>
          <text:p text:style-name="P16">&lt;name&gt; stay for a parameter, e. g. a name or text,</text:p>
        </text:list-item>
        <text:list-item>
          <text:p text:style-name="P16">[...] optional parameter,</text:p>
        </text:list-item>
        <text:list-item>
          <text:p text:style-name="P16">... repeat the parameter one or more times ,</text:p>
        </text:list-item>
        <text:list-item>
          <text:p text:style-name="P16">&lt;size&gt; specify a byte size. Sizes can be specified as numbers including the following optional units: G, M, K.</text:p>
        </text:list-item>
      </text:list>
      <text:h text:style-name="Heading_20_2" text:outline-level="2"><text:alphabetical-index-mark text:string-value="--create"/>Creating archives</text:h>
      <text:p text:style-name="Text_20_body">To create an archive containing files enter the command:</text:p>
      <text:p text:style-name="Command">bar --create &lt;archive file name&gt; &lt;file or directory&gt;...</text:p>
      <text:p text:style-name="Text_20_body">Examples:</text:p>
      <text:p text:style-name="Command">bar --create home.bar /home</text:p>
      <text:p text:style-name="Command">bar --create backup1.bar /home/foo/file1.txt /home/foo/file2.txt</text:p>
      <text:p text:style-name="Command">bar --create backup2.bar /home/foo/file3.txt /home/foo/directory2.txt</text:p>
      <text:p text:style-name="Text_20_body">To create an archive contain the image of a disk or partition enter the command:</text:p>
      <text:p text:style-name="Command">bar --create &lt;archive file name&gt; &lt;disk&gt;...</text:p>
      <text:p text:style-name="Text_20_body">Examples:</text:p>
      <text:p text:style-name="Command">bar --create home.bar /dev/hda</text:p>
      <text:p text:style-name="Command">bar --create home.bar /dev/hda1</text:p>
      <text:h text:style-name="Heading_20_2" text:outline-level="2"><text:alphabetical-index-mark text:string-value="--list"/>List archives content</text:h>
      <text:p text:style-name="Text_20_body">To list the content of archives enter the command:</text:p>
      <text:p text:style-name="Command"><text:soft-page-break/>bar –list &lt;bar archive file&gt;...</text:p>
      <text:p text:style-name="Text_20_body">or simply:</text:p>
      <text:p text:style-name="Command">bar &lt;bar archive file&gt;...</text:p>
      <text:p text:style-name="Text_20_body">Examples:</text:p>
      <text:p text:style-name="Command">bar home.bar</text:p>
      <text:p text:style-name="Command">bar backup1.bar backup2.bar</text:p>
      <text:h text:style-name="Heading_20_2" text:outline-level="2"><text:alphabetical-index-mark text:string-value="--test"/>Test archives</text:h>
      <text:p text:style-name="Text_20_body">To test the integrity of an archive enter the following command:</text:p>
      <text:p text:style-name="Command">bar –test &lt;bar archive file&gt;...</text:p>
      <text:p text:style-name="Text_20_body">Examples:</text:p>
      <text:p text:style-name="Command">bar –test home.bar</text:p>
      <text:p text:style-name="Command">bar –test backup1.bar backup2.bar</text:p>
      <text:h text:style-name="Heading_20_2" text:outline-level="2"><text:alphabetical-index-mark text:string-value="--compare"/>Compare archives</text:h>
      <text:p text:style-name="Text_20_body">To compare the content of archives with files, disk or partition images enter the following command:</text:p>
      <text:p text:style-name="Command">bar –compare &lt;bar achive file&gt;... </text:p>
      <text:p text:style-name="Text_20_body">BAR compare the archive with the content on disk and report any file or image which differs. The compare function can be used to check if an archive still contain the files or images on disk.</text:p>
      <text:p text:style-name="Text_20_body">Examples:</text:p>
      <text:p text:style-name="Command">bar –compare home.bar</text:p>
      <text:p text:style-name="Command">bar –compare backup1.bar backup2.bar</text:p>
      <text:h text:style-name="Heading_20_2" text:outline-level="2"><text:alphabetical-index-mark text:string-value="--extract"/>Extract archives</text:h>
      <text:p text:style-name="Text_20_body">To extract (restore) the content of an archive enter the following command:</text:p>
      <text:p text:style-name="Command">bar –extract &lt;bar archive file&gt;...</text:p>
      <text:p text:style-name="Text_20_body">BAR extract the content of the archive and restore all files and images which are stored in the specified archive files. Existing files will not be overwritten if not specified different by the option –overwrite-files.</text:p>
      <text:p text:style-name="Text_20_body">Examples:</text:p>
      <text:p text:style-name="Command">bar –extract home.bar</text:p>
      <text:p text:style-name="Command">bar –extract backup1.bar backup2.bar</text:p>
      <text:h text:style-name="Heading_20_2" text:outline-level="2"><text:alphabetical-index-mark text:string-value="-z"/><text:alphabetical-index-mark text:string-value="--compress-algorithm"/>Compress archives</text:h>
      <text:p text:style-name="Text_20_body">To save space in the created archive files is highly recommended to compress the data. BAR offer different compression algorithms. Please note: each entry in the archive is compressed separately. This result in a slightly bigger archive file than e. g. tar create with the appropriated compression, but with single compressed entries BAR can list and search archive content very fast, because it is not required to decompress the whole archive content.</text:p>
      <text:p text:style-name="Text_20_body"><text:soft-page-break/>To compress the archive content use the following option:</text:p>
      <text:p text:style-name="Command">--compress-algorithm=&lt;name&gt;</text:p>
      <text:p text:style-name="Text_20_body">Examples:</text:p>
      <text:p text:style-name="Command">bar --create home.bar /home --compress-algorithm=zip1</text:p>
      <text:p text:style-name="Command">bar --create home.bar /home –compress-algorithm=bzip9</text:p>
      <text:p text:style-name="Command">bar --create home.bar /home –compress-algorithm=lzma9</text:p>
      <text:p text:style-name="Text_20_body">The resulting compression ratio depend on the used compression algorithm.</text:p>
      <text:h text:style-name="Heading_20_2" text:outline-level="2"><text:alphabetical-index-mark text:string-value="--archive-part-size"/><text:alphabetical-index-mark text:string-value="-s"/>Split archives</text:h>
      <text:p text:style-name="Text_20_body">Complete backup archives can grow to big files depending on the content to store and the used compression algorithm. BAR offer the possibility to split archives into parts of a specific size. Parts can usually be stored more easily e. g. on a server or on CD/DVD. Each created part can read independently. Even a single part is missing or cannot be read anymore because it became destroyed by some reason, e. g. read error on CD/DVD, other parts can still be read by BAR and restored. Thus not the whole archive will get lost. </text:p>
      <text:p text:style-name="Text_20_body">To split an archive to a specific size use the following option:</text:p>
      <text:p text:style-name="Command">--archive-part-size=&lt;size&gt;</text:p>
      <text:p text:style-name="Note">Note:<text:tab/>The size of a single part may become a little bit larger than the specified size when compression is used. The reason for this is that the compression algorithms usually use an internal buffer for some data which may be flushed and appended to the archive part when the part size reached the specified size.</text:p>
      <text:h text:style-name="Heading_20_2" text:outline-level="2">Store archives</text:h>
      <text:p text:style-name="Text_20_body">Created archives can be stored to several destination places by specifying an <text:alphabetical-index-mark-start text:id="IMark1264351004"/><text:alphabetical-index-mark-start text:id="IMark1296503648"/>URI<text:alphabetical-index-mark-end text:id="IMark1296503648"/><text:alphabetical-index-mark-end text:id="IMark1264351004"/> (Uniform Resource Identifier) at the beginning of an archive file name. The default is storing into the file system when no URI is given. BAR can <text:s/>store archives directly to a remote server or with some externals tools also on CD/DVD.</text:p>
      <text:p text:style-name="Text_20_body">To create an archive which should be stored at a specific destination use the following command:</text:p>
      <text:p text:style-name="Command">bar –create &lt;uri&gt;&lt;archive file name&gt; &lt;file or directory&gt;...</text:p>
      <text:p text:style-name="Table_20_Contents">&lt;uri&gt; can be one of the URIs described in the following sections.</text:p>
      <text:h text:style-name="Heading_20_3" text:outline-level="3">File system</text:h>
      <text:p text:style-name="Text_20_body">To store the archive into the file system of the local computer use the following URI:</text:p>
      <text:p text:style-name="Command"><text:a xlink:type="simple" xlink:href="/">file://</text:a>&lt;file name&gt;</text:p>
      <text:p text:style-name="Text_20_body">or simply</text:p>
      <text:p text:style-name="Command">&lt;file name&gt;</text:p>
      <text:p text:style-name="Text_20_body">Examples:</text:p>
      <text:p text:style-name="Command">bar --create file:///backup/home.bar /home</text:p>
      <text:p text:style-name="Command">bar --create /backup/home.bar /home</text:p>
      <text:h text:style-name="Heading_20_3" text:outline-level="3"><text:soft-page-break/>Remote server</text:h>
      <text:p text:style-name="Text_20_body">BAR can store archives directly</text:p>
      <text:p text:style-name="Text_20_body">To store the archive directly on a remote server use the following URI:</text:p>
      <text:p text:style-name="Command">ftp://[&lt;login name&gt;[@&lt;login password&gt;]]&lt;file name&gt;</text:p>
      <text:p text:style-name="Command">scp://[&lt;login name&gt;[@&lt;login password&gt;]]&lt;file name&gt;</text:p>
      <text:p text:style-name="Note">Note:<text:tab/>The archive (part) is first created on the local hard disk in a temporary file and is then transmitted to the remote server. Thus the local hard disk should have enough free space to hold at least one archive part. See option –<text:span text:style-name="T1">max-tmp-size</text:span><text:span text:style-name="T2"> to limit the space BAR may use for temporary files.</text:span></text:p>
      <text:p text:style-name="Text_20_body">Examples:</text:p>
      <text:p text:style-name="Command">bar --create ftp:///backup/home.bar /home</text:p>
      <text:p text:style-name="Command">bar --create scp://foo@mypassword/backup/home.bar /home</text:p>
      <text:h text:style-name="Heading_20_3" text:outline-level="3">CD/DVD</text:h>
      <text:p text:style-name="Text_20_body">When the external tools growisofs, mkisofs and dvdisaster are installed, BAR can also create CDs and DVDs. To store the archives on CD or DVD use the following URI:</text:p>
      <text:p text:style-name="Text_20_body">dvd://&lt;file name&gt;</text:p>
      <text:p text:style-name="Text_20_body"/>
      <text:p text:style-name="Text_20_body">To add error correction codes in the space not used on the CD/DVD the external tool dvdisaster can be used to add Reed Solomo error correction codes. BAR will call dvdisaster when you specify the following option:</text:p>
      <text:p text:style-name="Command">--ecc</text:p>
      <text:p text:style-name="Note">Note:<text:tab/>To create a CD or DVD the archive files are first created in a temporary directory before they are written to the CD/DVD. For this enough free diskspace is required. BAR will output a warning when the free diskspace in the temporaray directory may not sufficient to create a CD or DVD.</text:p>
      <text:p text:style-name="Text_20_body">Example:</text:p>
      <text:p text:style-name="Command">bar –create dvd://&lt;archive file name&gt; &lt;file or directory&gt;...</text:p>
      <text:h text:style-name="Heading_20_3" text:outline-level="3">Device</text:h>
      <text:p text:style-name="Text_20_body">TODO</text:p>
      <text:p text:style-name="Text_20_body">Example:</text:p>
      <text:p text:style-name="Command">bar --create device:///device/backup/home.bar /home</text:p>
      <text:h text:style-name="Heading_20_2" text:outline-level="2">Incremental archives</text:h>
      <text:p text:style-name="Text_20_body">BAR can also create incremental archives. For this BAR create incremental data file which is used to detect which files changed and must be stored in the incremental archive.</text:p>
      <text:p text:style-name="Text_20_body">TODO</text:p>
      <text:h text:style-name="Heading_20_1" text:outline-level="1"><text:soft-page-break/>Server mode</text:h>
      <text:p text:style-name="Text_20_body">BAR can be started as a server which is running in the background and execute backup or restore jobs. To control the server you can connect to a running BAR server instance on some computer – including on a remote system when you can access the BAR server control ports – with a network connection. The network connection can either be a plain TCP/IP socket connection and it can be a protected and encrypted TLS (SSL)-connection.</text:p>
      <text:p text:style-name="Text_20_body">To start BAR in server mode enter the following command:</text:p>
      <text:p text:style-name="Command">bar –daemon</text:p>
      <text:p text:style-name="Text_20_body">This start BAR and detach the process to run in the background.</text:p>
      <text:p text:style-name="Text_20_body">BAR server use the default ports for accepting network connections from the graphical front end listed in following table. The default port settings can be overwritten with the options shown in the table, too.</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6">38523</text:p>
          </table:table-cell>
          <table:table-cell table:style-name="Table1.A2" office:value-type="string">
            <text:p text:style-name="P6">plain connection</text:p>
          </table:table-cell>
          <table:table-cell table:style-name="Table1.C2" office:value-type="string">
            <text:p text:style-name="P6">--server-port</text:p>
          </table:table-cell>
        </table:table-row>
        <table:table-row>
          <table:table-cell table:style-name="Table1.A2" office:value-type="string">
            <text:p text:style-name="P6">38524</text:p>
          </table:table-cell>
          <table:table-cell table:style-name="Table1.A2" office:value-type="string">
            <text:p text:style-name="P6">TLS (SSL) connection</text:p>
          </table:table-cell>
          <table:table-cell table:style-name="Table1.C2" office:value-type="string">
            <text:p text:style-name="P6">--tls-server-port</text:p>
          </table:table-cell>
        </table:table-row>
      </table:table>
      <text:h text:style-name="Heading_20_1" text:outline-level="1">Graphical front end</text:h>
      <text:p text:style-name="Text_20_body">The graphic front end for BAR can be used to control a BAR server instance running on the local or some remote computer. Via the front end the status of a server can be display as backup or restore jobs can be started, paused, suspended or canceled.</text:p>
      <text:p text:style-name="Note">Note:<text:tab/>To execute the graphical front end JRE 1.6 (Java runtime environment) must be installed.</text:p>
      <text:p text:style-name="Text_20_body">TODO</text:p>
      <text:h text:style-name="Heading_20_1" text:outline-level="1">Appendix</text:h>
      <text:h text:style-name="Heading_20_2" text:outline-level="2">Command line options summary</text:h>
      <text:h text:style-name="Heading_20_3" text:outline-level="3">Basic commands</text:h>
      <text:p text:style-name="Option_20_title"><text:alphabetical-index-mark-start text:id="IMark1264351004"/>--create<text:alphabetical-index-mark-end text:id="IMark1264351004"/>, <text:alphabetical-index-mark-start text:id="IMark1296503648"/>-c<text:alphabetical-index-mark-end text:id="IMark1296503648"/></text:p>
      <text:p text:style-name="Option">Create an archive with files, directories, links and special files like device-, pipes- and sockets-descriptors.</text:p>
      <text:p text:style-name="Option_20_title"><text:alphabetical-index-mark-start text:id="IMark1296503648"/>--image<text:alphabetical-index-mark-end text:id="IMark1296503648"/>, <text:alphabetical-index-mark-start text:id="IMark1264351004"/>-m<text:alphabetical-index-mark-end text:id="IMark1264351004"/></text:p>
      <text:p text:style-name="Option">Create an archive with disk or partition images.</text:p>
      <text:p text:style-name="Option_20_title"><text:alphabetical-index-mark-start text:id="IMark1264351004"/>--list<text:alphabetical-index-mark-end text:id="IMark1264351004"/>, <text:alphabetical-index-mark-start text:id="IMark1296503648"/>-l<text:alphabetical-index-mark-end text:id="IMark1296503648"/></text:p>
      <text:p text:style-name="Option">List content of archives</text:p>
      <text:p text:style-name="Option_20_title"><text:alphabetical-index-mark-start text:id="IMark1296503648"/>--test<text:alphabetical-index-mark-end text:id="IMark1296503648"/>, <text:alphabetical-index-mark-start text:id="IMark1264351004"/>-t<text:alphabetical-index-mark-end text:id="IMark1264351004"/></text:p>
      <text:p text:style-name="Option">Test content integrity of archives</text:p>
      <text:p text:style-name="Option_20_title"><text:alphabetical-index-mark-start text:id="IMark1264351004"/>--compare<text:alphabetical-index-mark-end text:id="IMark1264351004"/>, <text:alphabetical-index-mark-start text:id="IMark1296503648"/>-d<text:alphabetical-index-mark-end text:id="IMark1296503648"/></text:p>
      <text:p text:style-name="Option">Compare content of archives with content in file system.</text:p>
      <text:p text:style-name="Option"><text:soft-page-break/><text:alphabetical-index-mark-start text:id="IMark1296503648"/>--generate-keys<text:alphabetical-index-mark-end text:id="IMark1296503648"/></text:p>
      <text:p text:style-name="Option">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text:s/>encrypted with the public key and stored into the archive. For each part a new random password is generated. This mechanism is know as a hybrid-encryption because plain RSA encryption of all data </text:p>
      <text:p text:style-name="Text_20_body"><text:alphabetical-index-mark-start text:id="IMark1296503648"/>--generate-keys-bits<text:alphabetical-index-mark-end text:id="IMark1296503648"/>=&lt;n&gt;</text:p>
      <text:p text:style-name="Option">Specify number of bits to use for RSA key pair. Default value are 2048 bits.</text:p>
      <text:h text:style-name="Heading_20_3" text:outline-level="3">Include/Exclude files</text:h>
      <text:p text:style-name="Option_20_title"><text:alphabetical-index-mark-start text:id="IMark1296503648"/>--include<text:alphabetical-index-mark-end text:id="IMark1296503648"/>=&lt;pattern&gt;, <text:alphabetical-index-mark-start text:id="IMark1264351004"/>-#<text:alphabetical-index-mark-end text:id="IMark1264351004"/></text:p>
      <text:p text:style-name="Option">Define a simple file pattern (glob pattern), a regular expression, or a extended regular expression which must match to files which are included into the created archive. Default pattern type is simple file pattern. To select regular expression or extended regular expression pattern use one of the prefixes listed in the following table:</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6">g:</text:p>
          </table:table-cell>
          <table:table-cell table:style-name="IncludePatterns.A2" office:value-type="string">
            <text:p text:style-name="P6">simple pattern (glob pattern)</text:p>
          </table:table-cell>
          <table:table-cell table:style-name="IncludePatterns.C2" office:value-type="string">
            <text:p text:style-name="P6"><text:a xlink:type="simple" xlink:href="/g:/home/foo/*.txt">g:/home/foo/*.txt</text:a></text:p>
          </table:table-cell>
        </table:table-row>
        <table:table-row>
          <table:table-cell table:style-name="IncludePatterns.A2" office:value-type="string">
            <text:p text:style-name="P6">r:</text:p>
          </table:table-cell>
          <table:table-cell table:style-name="IncludePatterns.A2" office:value-type="string">
            <text:p text:style-name="P6">regular expression</text:p>
          </table:table-cell>
          <table:table-cell table:style-name="IncludePatterns.C2" office:value-type="string">
            <text:p text:style-name="P6"><text:a xlink:type="simple" xlink:href="/r:/home/foo/.*.txt">r:/home/foo/.*.txt</text:a></text:p>
          </table:table-cell>
        </table:table-row>
        <table:table-row>
          <table:table-cell table:style-name="IncludePatterns.A2" office:value-type="string">
            <text:p text:style-name="P6">x:</text:p>
          </table:table-cell>
          <table:table-cell table:style-name="IncludePatterns.A2" office:value-type="string">
            <text:p text:style-name="P6">extended regular expression</text:p>
          </table:table-cell>
          <table:table-cell table:style-name="IncludePatterns.C2" office:value-type="string">
            <text:p text:style-name="P6">x:/home/foo/.*.txt</text:p>
          </table:table-cell>
        </table:table-row>
      </table:table>
      <text:p text:style-name="Option"/>
      <text:p text:style-name="Option_20_title"><text:alphabetical-index-mark-start text:id="IMark1264351004"/>--exclude<text:alphabetical-index-mark-end text:id="IMark1264351004"/>=&lt;pattern&gt;, <text:alphabetical-index-mark-start text:id="IMark1296503648"/>-!<text:alphabetical-index-mark-end text:id="IMark1296503648"/></text:p>
      <text:p text:style-name="Option">Define a simple file pattern (glob pattern), a regular expression, or a extended regular expression which must match to files which are excluded from the created archive. Default pattern type is simple file pattern. See ??? how to specify different pattern types.</text:p>
      <text:p text:style-name="Option_20_note">Note:<text:tab/>Exclusions have precedence over include patterns.</text:p>
      <text:h text:style-name="Heading_20_3" text:outline-level="3">Compression</text:h>
      <text:p text:style-name="Option_20_title"><text:alphabetical-index-mark-start text:id="IMark1296503648"/>--compress-algorithm<text:alphabetical-index-mark-end text:id="IMark1296503648"/>, <text:alphabetical-index-mark-start text:id="IMark1264351004"/>-z<text:alphabetical-index-mark-end text:id="IMark1264351004"/></text:p>
      <text:p text:style-name="Option">Specify the compression algorithm to use for archive content data. Which compression algorithm can be used depend on the compiled-in libraries. If all supported compression algorithms are compield into either none, ZIP, BZIP2 or LZMA can be used. Usually BZIP2 have a better compression ratio than ZIP and LZMA have a better ration than BZIP2. The different compression algorithms over different levels of compression. Usually a higher level result in a better compression, but require more cpu time. The following table list all supported compression algorithms:</text:p>
      <table:table table:name="CompressionAlgorihtms" table:style-name="CompressionAlgorihtms">
        <table:table-column table:style-name="CompressionAlgorihtms.A" table:number-columns-repeated="2"/>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6">none</text:p>
          </table:table-cell>
          <table:table-cell table:style-name="CompressionAlgorihtms.B2" office:value-type="string">
            <text:p text:style-name="P6">no compression</text:p>
          </table:table-cell>
        </table:table-row>
        <table:table-row>
          <table:table-cell table:style-name="CompressionAlgorihtms.A2" office:value-type="string">
            <text:p text:style-name="P6">zip1</text:p>
          </table:table-cell>
          <table:table-cell table:style-name="CompressionAlgorihtms.B2" office:value-type="string">
            <text:p text:style-name="P6">ZIP compression level 1</text:p>
          </table:table-cell>
        </table:table-row>
        <text:soft-page-break/>
        <table:table-row>
          <table:table-cell table:style-name="CompressionAlgorihtms.A2" office:value-type="string">
            <text:p text:style-name="P6">zip2</text:p>
          </table:table-cell>
          <table:table-cell table:style-name="CompressionAlgorihtms.B2" office:value-type="string">
            <text:p text:style-name="P6">ZIP compression level 2</text:p>
          </table:table-cell>
        </table:table-row>
        <table:table-row>
          <table:table-cell table:style-name="CompressionAlgorihtms.A2" office:value-type="string">
            <text:p text:style-name="P6">zip3</text:p>
          </table:table-cell>
          <table:table-cell table:style-name="CompressionAlgorihtms.B2" office:value-type="string">
            <text:p text:style-name="P6">ZIP compression level 3</text:p>
          </table:table-cell>
        </table:table-row>
        <table:table-row>
          <table:table-cell table:style-name="CompressionAlgorihtms.A2" office:value-type="string">
            <text:p text:style-name="P6">zip4</text:p>
          </table:table-cell>
          <table:table-cell table:style-name="CompressionAlgorihtms.B2" office:value-type="string">
            <text:p text:style-name="P6">ZIP compression level 4</text:p>
          </table:table-cell>
        </table:table-row>
        <table:table-row>
          <table:table-cell table:style-name="CompressionAlgorihtms.A2" office:value-type="string">
            <text:p text:style-name="P6">zip5</text:p>
          </table:table-cell>
          <table:table-cell table:style-name="CompressionAlgorihtms.B2" office:value-type="string">
            <text:p text:style-name="P6">ZIP compression level 5</text:p>
          </table:table-cell>
        </table:table-row>
        <table:table-row>
          <table:table-cell table:style-name="CompressionAlgorihtms.A2" office:value-type="string">
            <text:p text:style-name="P6">zip6</text:p>
          </table:table-cell>
          <table:table-cell table:style-name="CompressionAlgorihtms.B2" office:value-type="string">
            <text:p text:style-name="P6">ZIP compression level 6</text:p>
          </table:table-cell>
        </table:table-row>
        <table:table-row>
          <table:table-cell table:style-name="CompressionAlgorihtms.A2" office:value-type="string">
            <text:p text:style-name="P6">zip7</text:p>
          </table:table-cell>
          <table:table-cell table:style-name="CompressionAlgorihtms.B2" office:value-type="string">
            <text:p text:style-name="P6">ZIP compression level 7</text:p>
          </table:table-cell>
        </table:table-row>
        <table:table-row>
          <table:table-cell table:style-name="CompressionAlgorihtms.A2" office:value-type="string">
            <text:p text:style-name="P6">zip8</text:p>
          </table:table-cell>
          <table:table-cell table:style-name="CompressionAlgorihtms.B2" office:value-type="string">
            <text:p text:style-name="P6">ZIP compression level 8</text:p>
          </table:table-cell>
        </table:table-row>
        <table:table-row>
          <table:table-cell table:style-name="CompressionAlgorihtms.A2" office:value-type="string">
            <text:p text:style-name="P6">zip9</text:p>
          </table:table-cell>
          <table:table-cell table:style-name="CompressionAlgorihtms.B2" office:value-type="string">
            <text:p text:style-name="P6">ZIP compression level 9</text:p>
          </table:table-cell>
        </table:table-row>
        <table:table-row>
          <table:table-cell table:style-name="CompressionAlgorihtms.A2" office:value-type="string">
            <text:p text:style-name="P6">bzip1</text:p>
          </table:table-cell>
          <table:table-cell table:style-name="CompressionAlgorihtms.B2" office:value-type="string">
            <text:p text:style-name="P6">BZIP2 compression level 1</text:p>
          </table:table-cell>
        </table:table-row>
        <table:table-row>
          <table:table-cell table:style-name="CompressionAlgorihtms.A2" office:value-type="string">
            <text:p text:style-name="P6">bzip2</text:p>
          </table:table-cell>
          <table:table-cell table:style-name="CompressionAlgorihtms.B2" office:value-type="string">
            <text:p text:style-name="P6">BZIP2 compression level 2</text:p>
          </table:table-cell>
        </table:table-row>
        <table:table-row>
          <table:table-cell table:style-name="CompressionAlgorihtms.A2" office:value-type="string">
            <text:p text:style-name="P6">bzip3</text:p>
          </table:table-cell>
          <table:table-cell table:style-name="CompressionAlgorihtms.B2" office:value-type="string">
            <text:p text:style-name="P6">BZIP2 compression level 3</text:p>
          </table:table-cell>
        </table:table-row>
        <table:table-row>
          <table:table-cell table:style-name="CompressionAlgorihtms.A2" office:value-type="string">
            <text:p text:style-name="P6">bzip4</text:p>
          </table:table-cell>
          <table:table-cell table:style-name="CompressionAlgorihtms.B2" office:value-type="string">
            <text:p text:style-name="P6">BZIP2 compression level 4</text:p>
          </table:table-cell>
        </table:table-row>
        <table:table-row>
          <table:table-cell table:style-name="CompressionAlgorihtms.A2" office:value-type="string">
            <text:p text:style-name="P6">bzip5</text:p>
          </table:table-cell>
          <table:table-cell table:style-name="CompressionAlgorihtms.B2" office:value-type="string">
            <text:p text:style-name="P6">BZIP2 compression level 5</text:p>
          </table:table-cell>
        </table:table-row>
        <table:table-row>
          <table:table-cell table:style-name="CompressionAlgorihtms.A2" office:value-type="string">
            <text:p text:style-name="P6">bzip6</text:p>
          </table:table-cell>
          <table:table-cell table:style-name="CompressionAlgorihtms.B2" office:value-type="string">
            <text:p text:style-name="P6">BZIP2 compression level 6</text:p>
          </table:table-cell>
        </table:table-row>
        <table:table-row>
          <table:table-cell table:style-name="CompressionAlgorihtms.A2" office:value-type="string">
            <text:p text:style-name="P6">bzip7</text:p>
          </table:table-cell>
          <table:table-cell table:style-name="CompressionAlgorihtms.B2" office:value-type="string">
            <text:p text:style-name="P6">BZIP2 compression level 7</text:p>
          </table:table-cell>
        </table:table-row>
        <table:table-row>
          <table:table-cell table:style-name="CompressionAlgorihtms.A2" office:value-type="string">
            <text:p text:style-name="P6">bzip8</text:p>
          </table:table-cell>
          <table:table-cell table:style-name="CompressionAlgorihtms.B2" office:value-type="string">
            <text:p text:style-name="P6">BZIP2 compression level 8</text:p>
          </table:table-cell>
        </table:table-row>
        <table:table-row>
          <table:table-cell table:style-name="CompressionAlgorihtms.A2" office:value-type="string">
            <text:p text:style-name="P6">bzip9</text:p>
          </table:table-cell>
          <table:table-cell table:style-name="CompressionAlgorihtms.B2" office:value-type="string">
            <text:p text:style-name="P6">BZIP2 compression level 9</text:p>
          </table:table-cell>
        </table:table-row>
        <table:table-row>
          <table:table-cell table:style-name="CompressionAlgorihtms.A2" office:value-type="string">
            <text:p text:style-name="P6">lzma1</text:p>
          </table:table-cell>
          <table:table-cell table:style-name="CompressionAlgorihtms.B2" office:value-type="string">
            <text:p text:style-name="P6">LZMA compression level 1</text:p>
          </table:table-cell>
        </table:table-row>
        <table:table-row>
          <table:table-cell table:style-name="CompressionAlgorihtms.A2" office:value-type="string">
            <text:p text:style-name="P6">lzma2</text:p>
          </table:table-cell>
          <table:table-cell table:style-name="CompressionAlgorihtms.B2" office:value-type="string">
            <text:p text:style-name="P6">LZMA compression level 2</text:p>
          </table:table-cell>
        </table:table-row>
        <table:table-row>
          <table:table-cell table:style-name="CompressionAlgorihtms.A2" office:value-type="string">
            <text:p text:style-name="P6">lzma3</text:p>
          </table:table-cell>
          <table:table-cell table:style-name="CompressionAlgorihtms.B2" office:value-type="string">
            <text:p text:style-name="P6">LZMA compression level 3</text:p>
          </table:table-cell>
        </table:table-row>
        <table:table-row>
          <table:table-cell table:style-name="CompressionAlgorihtms.A2" office:value-type="string">
            <text:p text:style-name="P6">lzma4</text:p>
          </table:table-cell>
          <table:table-cell table:style-name="CompressionAlgorihtms.B2" office:value-type="string">
            <text:p text:style-name="P6">LZMA compression level 4</text:p>
          </table:table-cell>
        </table:table-row>
        <table:table-row>
          <table:table-cell table:style-name="CompressionAlgorihtms.A2" office:value-type="string">
            <text:p text:style-name="P6">lzma5</text:p>
          </table:table-cell>
          <table:table-cell table:style-name="CompressionAlgorihtms.B2" office:value-type="string">
            <text:p text:style-name="P6">LZMA compression level 5</text:p>
          </table:table-cell>
        </table:table-row>
        <table:table-row>
          <table:table-cell table:style-name="CompressionAlgorihtms.A2" office:value-type="string">
            <text:p text:style-name="P6">lzma6</text:p>
          </table:table-cell>
          <table:table-cell table:style-name="CompressionAlgorihtms.B2" office:value-type="string">
            <text:p text:style-name="P6">LZMA compression level 6</text:p>
          </table:table-cell>
        </table:table-row>
        <table:table-row>
          <table:table-cell table:style-name="CompressionAlgorihtms.A2" office:value-type="string">
            <text:p text:style-name="P6">lzma7</text:p>
          </table:table-cell>
          <table:table-cell table:style-name="CompressionAlgorihtms.B2" office:value-type="string">
            <text:p text:style-name="P6">LZMA compression level 7</text:p>
          </table:table-cell>
        </table:table-row>
        <table:table-row>
          <table:table-cell table:style-name="CompressionAlgorihtms.A2" office:value-type="string">
            <text:p text:style-name="P6">lzma8</text:p>
          </table:table-cell>
          <table:table-cell table:style-name="CompressionAlgorihtms.B2" office:value-type="string">
            <text:p text:style-name="P6">LZMA compression level 8</text:p>
          </table:table-cell>
        </table:table-row>
        <table:table-row>
          <table:table-cell table:style-name="CompressionAlgorihtms.A2" office:value-type="string">
            <text:p text:style-name="P6">lzma9</text:p>
          </table:table-cell>
          <table:table-cell table:style-name="CompressionAlgorihtms.B2" office:value-type="string">
            <text:p text:style-name="P6">LZMA compression level 9</text:p>
          </table:table-cell>
        </table:table-row>
      </table:table>
      <text:p text:style-name="Option_20_title"/>
      <text:p text:style-name="Option_20_title"><text:alphabetical-index-mark-start text:id="IMark1264351004"/>--compress-min-size<text:alphabetical-index-mark-end text:id="IMark1264351004"/>=&lt;size&gt;</text:p>
      <text:p text:style-name="Option">Specify the minimal size a file must have to become compressed. Usually small files cannot be compressed efficiently. Thus it is better to store them directly into the archive.</text:p>
      <text:h text:style-name="Heading_20_3" text:outline-level="3">Crypt</text:h>
      <text:p text:style-name="Text_20_body"><text:alphabetical-index-mark-start text:id="IMark1264351004"/>--crypt-algorithm<text:alphabetical-index-mark-end text:id="IMark1264351004"/>, <text:alphabetical-index-mark-start text:id="IMark1296503648"/>-y<text:alphabetical-index-mark-end text:id="IMark1296503648"/></text:p>
      <text:p text:style-name="Text_20_body"><text:alphabetical-index-mark-start text:id="IMark1296503648"/>--crypt-asymmetric<text:alphabetical-index-mark-end text:id="IMark1296503648"/>, <text:alphabetical-index-mark-start text:id="IMark1264351004"/>-a<text:alphabetical-index-mark-end text:id="IMark1264351004"/></text:p>
      <text:p text:style-name="Text_20_body"><text:alphabetical-index-mark-start text:id="IMark1264351004"/>--crypt-password<text:alphabetical-index-mark-end text:id="IMark1264351004"/>=&lt;password&gt;</text:p>
      <text:p text:style-name="Text_20_body"><text:alphabetical-index-mark-start text:id="IMark1264351004"/>--crypt-public-key<text:alphabetical-index-mark-end text:id="IMark1264351004"/>=&lt;file name&gt;</text:p>
      <text:p text:style-name="Text_20_body"><text:soft-page-break/><text:alphabetical-index-mark-start text:id="IMark1264351004"/>--crypt-private-key<text:alphabetical-index-mark-end text:id="IMark1264351004"/>=&lt;file name&gt;</text:p>
      <text:h text:style-name="Heading_20_3" text:outline-level="3">Split</text:h>
      <text:p text:style-name="Text_20_body"><text:alphabetical-index-mark-start text:id="IMark1264351004"/>--archive-part-size<text:alphabetical-index-mark-end text:id="IMark1264351004"/>=&lt;size&gt;, <text:alphabetical-index-mark-start text:id="IMark1296503648"/>-s=<text:alphabetical-index-mark-end text:id="IMark1296503648"/>&lt;size&gt;</text:p>
      <text:h text:style-name="Heading_20_3" text:outline-level="3">Storage</text:h>
      <text:h text:style-name="Heading_20_4" text:outline-level="4">FTP</text:h>
      <text:p text:style-name="Text_20_body"><text:alphabetical-index-mark-start text:id="IMark1296503648"/>--ftp-login-name<text:alphabetical-index-mark-end text:id="IMark1296503648"/>=&lt;name&gt;</text:p>
      <text:p text:style-name="Text_20_body">Specify the general FTP login name.</text:p>
      <text:p text:style-name="Text_20_body"><text:alphabetical-index-mark-start text:id="IMark1296503648"/>--ftp-password<text:alphabetical-index-mark-end text:id="IMark1296503648"/>=&lt;password&gt;</text:p>
      <text:p text:style-name="Option">Specify the general FTP login password.</text:p>
      <text:p text:style-name="Option_20_note">Note:<text:tab/>Use this option with care! Password specified on the command line may be stored in the history of your shell, thus can be recovered by displaying the command history.</text:p>
      <text:h text:style-name="Heading_20_4" text:outline-level="4">SSH</text:h>
      <text:p text:style-name="Option_20_title"><text:alphabetical-index-mark-start text:id="IMark1296503648"/>--ssh-port<text:alphabetical-index-mark-end text:id="IMark1296503648"/>=&lt;n&gt;</text:p>
      <text:p text:style-name="Option">Specify ssh port to use. Default is 22.</text:p>
      <text:p text:style-name="Option_20_title"><text:alphabetical-index-mark-start text:id="IMark1296503648"/>--ssh-login-name<text:alphabetical-index-mark-end text:id="IMark1296503648"/>=&lt;name&gt;</text:p>
      <text:p text:style-name="Option_20_title">Specify the default ssh login name.</text:p>
      <text:p text:style-name="Option_20_title"><text:alphabetical-index-mark-start text:id="IMark1296503648"/>--ssh-password<text:alphabetical-index-mark-end text:id="IMark1296503648"/>=&lt;password&gt;</text:p>
      <text:p text:style-name="Option">Specify the default ssh login password.</text:p>
      <text:p text:style-name="Option_20_note">Note:<text:tab/>Use this option with care! Password specified on the command line may be stored in the history of your shell, thus can be recovered by displaying the command history.</text:p>
      <text:p text:style-name="Option_20_title"><text:alphabetical-index-mark-start text:id="IMark1296503648"/>--ssh-public-key<text:alphabetical-index-mark-end text:id="IMark1296503648"/>=&lt;file name&gt;</text:p>
      <text:p text:style-name="Option">Specify the file name with the ssh public key.</text:p>
      <text:p text:style-name="Option_20_title"><text:alphabetical-index-mark-start text:id="IMark1296503648"/>--ssh-private-key<text:alphabetical-index-mark-end text:id="IMark1296503648"/>=&lt;file name&gt;</text:p>
      <text:p text:style-name="Option">Specify the file name with the ssh private key.</text:p>
      <text:h text:style-name="Heading_20_4" text:outline-level="4">CD/DVD</text:h>
      <text:p text:style-name="Text_20_body">--dvd-request-volume-command=&lt;command&gt; <text:s text:c="3"/>request new DVD volume command</text:p>
      <text:p text:style-name="Text_20_body">--dvd-unload-volume-command=&lt;command&gt; <text:s text:c="4"/>unload DVD volume command</text:p>
      <text:p text:style-name="Text_20_body">--dvd-load-volume-command=&lt;command&gt; <text:s text:c="6"/>load DVD volume command</text:p>
      <text:p text:style-name="Text_20_body">--dvd-volume-size=&lt;n&gt;[G|M|K] <text:s text:c="13"/>DVD volume size</text:p>
      <text:p text:style-name="Text_20_body">--dvd-image-pre-command=&lt;command&gt; <text:s text:c="8"/>make DVD image pre-process command</text:p>
      <text:p text:style-name="Text_20_body">--dvd-image-post-command=&lt;command&gt; <text:s text:c="7"/>make DVD image post-process command</text:p>
      <text:p text:style-name="Text_20_body">--dvd-image-command=&lt;command&gt; <text:s text:c="12"/>make DVD image command</text:p>
      <text:p text:style-name="Text_20_body"><text:soft-page-break/>--dvd-ecc-pre-command=&lt;command&gt; <text:s text:c="10"/>make DVD error-correction codes pre-process command</text:p>
      <text:p text:style-name="Text_20_body">--dvd-ecc-post-command=&lt;command&gt; <text:s text:c="9"/>make DVD error-correction codes post-process command</text:p>
      <text:p text:style-name="Text_20_body">--dvd-ecc-command=&lt;command&gt; <text:s text:c="14"/>make DVD error-correction codes command</text:p>
      <text:p text:style-name="Text_20_body">--dvd-write-pre-command=&lt;command&gt; <text:s text:c="8"/>write DVD pre-process command</text:p>
      <text:p text:style-name="Text_20_body">--dvd-write-post-command=&lt;command&gt; <text:s text:c="7"/>write DVD post-process command</text:p>
      <text:p text:style-name="Text_20_body">--dvd-write-command=&lt;command&gt; <text:s text:c="12"/>write DVD command</text:p>
      <text:p text:style-name="Text_20_body">--dvd-write-command=&lt;command&gt;</text:p>
      <text:h text:style-name="Heading_20_4" text:outline-level="4">Device</text:h>
      <text:p text:style-name="Text_20_body">--device=&lt;device name&gt; <text:s text:c="19"/>default device</text:p>
      <text:p text:style-name="Text_20_body">--device-request-volume-command=&lt;command&gt; request new volume command</text:p>
      <text:p text:style-name="Text_20_body">--device-load-volume-command=&lt;command&gt; <text:s text:c="3"/>load volume command</text:p>
      <text:p text:style-name="Text_20_body">--device-unload-volume-command=&lt;command&gt; <text:s/>unload volume command</text:p>
      <text:p text:style-name="Text_20_body">--device-volume-size=&lt;n&gt;[G|M|K] <text:s text:c="10"/>volume size</text:p>
      <text:p text:style-name="Text_20_body">--device-image-pre-command=&lt;command&gt; <text:s text:c="5"/>make image pre-process command</text:p>
      <text:p text:style-name="Text_20_body">--device-image-post-command=&lt;command&gt; <text:s text:c="4"/>make image post-process command</text:p>
      <text:p text:style-name="Text_20_body">--device-image-command=&lt;command&gt; <text:s text:c="9"/>make image command</text:p>
      <text:p text:style-name="Text_20_body">--device-ecc-pre-command=&lt;command&gt; <text:s text:c="7"/>make error-correction codes pre-process command</text:p>
      <text:p text:style-name="Text_20_body">--device-ecc-post-command=&lt;command&gt; <text:s text:c="6"/>make error-correction codes post-process command</text:p>
      <text:p text:style-name="Text_20_body">--device-ecc-command=&lt;command&gt; <text:s text:c="11"/>make error-correction codes command</text:p>
      <text:p text:style-name="Text_20_body">--device-write-pre-command=&lt;command&gt; <text:s text:c="5"/>write device pre-process command</text:p>
      <text:p text:style-name="Text_20_body">--device-write-post-command=&lt;command&gt; <text:s text:c="4"/>write device post-process command</text:p>
      <text:p text:style-name="Text_20_body">--device-write-command=&lt;command&gt; <text:s text:c="9"/>write device command</text:p>
      <text:p text:style-name="Text_20_body">--ecc</text:p>
      <text:h text:style-name="Heading_20_3" text:outline-level="3">Server</text:h>
      <text:p text:style-name="Text_20_body">--daemon <text:s text:c="33"/>run in daemon mode</text:p>
      <text:p text:style-name="Text_20_body">--no-detach, -D <text:s text:c="27"/>do not detach in daemon mode</text:p>
      <text:p text:style-name="Text_20_body">--server-port=&lt;n&gt; <text:s text:c="24"/>server port (default: 38523)</text:p>
      <text:p text:style-name="Text_20_body">--server-tls-port=&lt;n&gt; <text:s text:c="20"/>TLS (SSL) server port (default: 38524)</text:p>
      <text:p text:style-name="Text_20_body">--server-ca-file=&lt;file name&gt; <text:s text:c="13"/>TLS (SSL) server certificate authority file (CA file) (default: /etc/ssl/certs/bar-ca.pem)</text:p>
      <text:p text:style-name="Text_20_body">--server-cert-file=&lt;file name&gt; <text:s text:c="11"/>TLS (SSL) server certificate file (default: /etc/ssl/certs/bar-server-cert.pem)</text:p>
      <text:p text:style-name="Text_20_body">--server-key-file=&lt;file name&gt; <text:s text:c="12"/>TLS (SSL) server key file (default: /etc/ssl/private/bar-server-key.pem)</text:p>
      <text:p text:style-name="Text_20_body">--server-password=&lt;password&gt; <text:s text:c="13"/>server password (use with care!)</text:p>
      <text:p text:style-name="Text_20_body"><text:soft-page-break/>--server-jobs-directory=&lt;path name&gt; <text:s text:c="6"/>server job directory (default: /etc/bar/jobs)</text:p>
      <text:p text:style-name="Text_20_body">--remote-bar-executable=&lt;file name&gt;</text:p>
      <text:h text:style-name="Heading_20_3" text:outline-level="3">Misc</text:h>
      <text:p text:style-name="Text_20_body">--log=&lt;name&gt;[,&lt;name&gt;...] <text:s text:c="17"/>log types</text:p>
      <text:p text:style-name="Text_20_body"><text:s text:c="53"/>none <text:s text:c="5"/>: no logging (default)</text:p>
      <text:p text:style-name="Text_20_body"><text:s text:c="53"/>errors <text:s text:c="3"/>: log errors</text:p>
      <text:p text:style-name="Text_20_body"><text:s text:c="53"/>warnings <text:s/>: log warnings</text:p>
      <text:p text:style-name="Text_20_body"><text:s text:c="53"/>ok <text:s text:c="7"/>: log stored/restored files</text:p>
      <text:p text:style-name="Text_20_body"><text:s text:c="53"/>unknown <text:s text:c="2"/>: log unknown files</text:p>
      <text:p text:style-name="Text_20_body"><text:s text:c="53"/>skipped <text:s text:c="2"/>: log skipped files</text:p>
      <text:p text:style-name="Text_20_body"><text:s text:c="53"/>missing <text:s text:c="2"/>: log missing files</text:p>
      <text:p text:style-name="Text_20_body"><text:s text:c="53"/>incomplete: log incomplete files</text:p>
      <text:p text:style-name="Text_20_body"><text:s text:c="53"/>excluded <text:s/>: log excluded files</text:p>
      <text:p text:style-name="Text_20_body"><text:s text:c="53"/>storage <text:s text:c="2"/>: log storage</text:p>
      <text:p text:style-name="Text_20_body"><text:s text:c="53"/>all <text:s text:c="6"/>: log everything</text:p>
      <text:p text:style-name="Text_20_body">--log-file=&lt;file name&gt; <text:s text:c="19"/>log file name</text:p>
      <text:p text:style-name="Text_20_body">--log-post-command=&lt;command&gt; <text:s text:c="13"/>log file post-process command</text:p>
      <text:p text:style-name="Text_20_body">--pid-file=&lt;file name&gt; <text:s text:c="19"/>process id file name</text:p>
      <text:p text:style-name="Text_20_body">-g|--group <text:s text:c="31"/>group files in list</text:p>
      <text:p text:style-name="Text_20_body">--all <text:s text:c="36"/>show all files</text:p>
      <text:p text:style-name="Text_20_body">--long-format <text:s text:c="28"/>list in long format</text:p>
      <text:p text:style-name="Text_20_body">--no-header-footer <text:s text:c="23"/>output no header/footer in list</text:p>
      <text:p text:style-name="Text_20_body">--delete-old-archive-files <text:s text:c="15"/>delete old archive files after creating new files</text:p>
      <text:p text:style-name="Text_20_body">--skip-unreadable <text:s text:c="24"/>skip unreadable files</text:p>
      <text:p text:style-name="Text_20_body">--overwrite-archive-files <text:s text:c="16"/>overwrite existing archive files</text:p>
      <text:p text:style-name="Text_20_body">--overwrite-files <text:s text:c="24"/>overwrite existing files</text:p>
      <text:p text:style-name="Text_20_body">--wait-first-volume <text:s text:c="22"/>wait for first volume</text:p>
      <text:p text:style-name="Text_20_body">--no-spare-images <text:s text:c="24"/>do not store spare images</text:p>
      <text:p text:style-name="Text_20_body">--no-storage <text:s text:c="29"/>do not store archives (skip storage)</text:p>
      <text:p text:style-name="Text_20_body">--no-bar-on-dvd <text:s text:c="26"/>do not store a copy of BAR on DVDs</text:p>
      <text:p text:style-name="Text_20_body">--stop-on-error <text:s text:c="26"/>immediately stop on error</text:p>
      <text:p text:style-name="Text_20_body">--no-default-config <text:s text:c="22"/>do not read personal config file ~/.bar/bar.cfg</text:p>
      <text:p text:style-name="Text_20_body">--quiet <text:s text:c="34"/>suppress any output</text:p>
      <text:p text:style-name="Text_20_body">--verbose=&lt;n&gt;, -v=&lt;n&gt; <text:s text:c="25"/>verbosity level (0..3, default: 1)</text:p>
      <text:p text:style-name="Text_20_body"><text:soft-page-break/>--version <text:s text:c="32"/>output version</text:p>
      <text:p text:style-name="Text_20_body">-h|--help <text:s text:c="32"/>output this help</text:p>
      <text:p text:style-name="Text_20_body">--xhelp <text:s text:c="34"/>output help to extended options</text:p>
      <text:p text:style-name="Text_20_body">--help-internal</text:p>
      <text:h text:style-name="Heading_20_2" text:outline-level="2">Archive file format</text:h>
      <text:p text:style-name="Text_20_body">The BAR archive format is organized in so called <text:span text:style-name="T1">chunks.</text:span><text:span text:style-name="T2"> Each archive consists in a sequences of chunks. All non-data entries are stored in big endian format. The following data types are used:</text:span></text:p>
      <table:table table:name="Datatypes" table:style-name="Datatypes">
        <table:table-column table:style-name="Datatypes.A"/>
        <table:table-column table:style-name="Datatypes.B"/>
        <table:table-row>
          <table:table-cell table:style-name="Datatypes.A1" office:value-type="string">
            <text:p text:style-name="P6">uint8</text:p>
          </table:table-cell>
          <table:table-cell table:style-name="Datatypes.B1" office:value-type="string">
            <text:p text:style-name="P6">unsigned 8 bit integer</text:p>
          </table:table-cell>
        </table:table-row>
        <table:table-row>
          <table:table-cell table:style-name="Datatypes.A2" office:value-type="string">
            <text:p text:style-name="P6">uint16</text:p>
          </table:table-cell>
          <table:table-cell table:style-name="Datatypes.B2" office:value-type="string">
            <text:p text:style-name="P6">unsigned 16 bit integer</text:p>
          </table:table-cell>
        </table:table-row>
        <table:table-row>
          <table:table-cell table:style-name="Datatypes.A2" office:value-type="string">
            <text:p text:style-name="P6">uint32</text:p>
          </table:table-cell>
          <table:table-cell table:style-name="Datatypes.B2" office:value-type="string">
            <text:p text:style-name="P6">unsigned 32 bit integer</text:p>
          </table:table-cell>
        </table:table-row>
        <table:table-row>
          <table:table-cell table:style-name="Datatypes.A2" office:value-type="string">
            <text:p text:style-name="P6">uint64</text:p>
          </table:table-cell>
          <table:table-cell table:style-name="Datatypes.B2" office:value-type="string">
            <text:p text:style-name="P6">unsigned 64 bit integer</text:p>
          </table:table-cell>
        </table:table-row>
        <table:table-row>
          <table:table-cell table:style-name="Datatypes.A2" office:value-type="string">
            <text:p text:style-name="P6">int8</text:p>
          </table:table-cell>
          <table:table-cell table:style-name="Datatypes.B2" office:value-type="string">
            <text:p text:style-name="P6">signed 8 bit integer</text:p>
          </table:table-cell>
        </table:table-row>
        <table:table-row>
          <table:table-cell table:style-name="Datatypes.A2" office:value-type="string">
            <text:p text:style-name="P6">int16</text:p>
          </table:table-cell>
          <table:table-cell table:style-name="Datatypes.B2" office:value-type="string">
            <text:p text:style-name="P6">signed 16 bit integer</text:p>
          </table:table-cell>
        </table:table-row>
        <table:table-row>
          <table:table-cell table:style-name="Datatypes.A2" office:value-type="string">
            <text:p text:style-name="P6">int32</text:p>
          </table:table-cell>
          <table:table-cell table:style-name="Datatypes.B2" office:value-type="string">
            <text:p text:style-name="P6">signed 32 bit integer</text:p>
          </table:table-cell>
        </table:table-row>
        <table:table-row>
          <table:table-cell table:style-name="Datatypes.A2" office:value-type="string">
            <text:p text:style-name="P6">int64</text:p>
          </table:table-cell>
          <table:table-cell table:style-name="Datatypes.B2" office:value-type="string">
            <text:p text:style-name="P6">signed 64 bit integer</text:p>
          </table:table-cell>
        </table:table-row>
        <table:table-row>
          <table:table-cell table:style-name="Datatypes.A2" office:value-type="string">
            <text:p text:style-name="P6">string</text:p>
          </table:table-cell>
          <table:table-cell table:style-name="Datatypes.B2" office:value-type="string">
            <text:p text:style-name="P6">string: uint16 length field, following string character data aligned to a 2 byte boundary</text:p>
          </table:table-cell>
        </table:table-row>
        <table:table-row>
          <table:table-cell table:style-name="Datatypes.A2" office:value-type="string">
            <text:p text:style-name="P6">crc32</text:p>
          </table:table-cell>
          <table:table-cell table:style-name="Datatypes.B2" office:value-type="string">
            <text:p text:style-name="P6">unsigned 32 bit contain a CRC sum</text:p>
          </table:table-cell>
        </table:table-row>
        <table:table-row>
          <table:table-cell table:style-name="Datatypes.A2" office:value-type="string">
            <text:p text:style-name="P6">data</text:p>
          </table:table-cell>
          <table:table-cell table:style-name="Datatypes.B2" office:value-type="string">
            <text:p text:style-name="P6">arbitrary data</text:p>
          </table:table-cell>
        </table:table-row>
      </table:table>
      <text:p text:style-name="P17"/>
      <text:p text:style-name="P17">A single chunk have the structure:</text:p>
      <text:list xml:id="list1482804034" text:style-name="L7">
        <text:list-item>
          <text:p text:style-name="P18">ID (4 characters)</text:p>
        </text:list-item>
        <text:list-item>
          <text:p text:style-name="P18">size (uint64)</text:p>
        </text:list-item>
        <text:list-item>
          <text:p text:style-name="P18">data (n bytes)</text:p>
        </text:list-item>
      </text:list>
      <text:p text:style-name="P17">The chunk ID is uniqand specify how the data of the chunk must be interpreted. Chunks can contain sub-chunks.</text:p>
      <text:p text:style-name="Note"><text:span text:style-name="T2">Note:<text:tab/>The file </text:span><text:span text:style-name="T1">bar/archive_format.def</text:span><text:span text:style-name="T2"> contain the formal specification of <text:s/>all archive chunk types. This specification is compiled in to C source code with the perl-script </text:span><text:span text:style-name="T1">bar/archive_format.pl</text:span><text:span text:style-name="T2">.</text:span></text:p>
      <text:h text:style-name="Heading_20_2" text:outline-level="2"><text:bookmark-start text:name="__RefHeading__35624716"/>Compilation<text:bookmark-end text:name="__RefHeading__35624716"/></text:h>
      <text:alphabetical-index text:style-name="Sect1" text:protected="true" text:name="Alphabetical Index1">
        <text:alphabetical-index-sourc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0">--archive-part-size<text:tab/>6</text:p>
          <text:p text:style-name="P20">--compare<text:tab/>5, 8</text:p>
          <text:p text:style-name="P20">--compress-algorithm<text:tab/>5</text:p>
          <text:p text:style-name="P20">--create<text:tab/>4, 8</text:p>
          <text:p text:style-name="P20">--excldue<text:tab/>8</text:p>
          <text:p text:style-name="P20">--exclude<text:tab/>8</text:p>
          <text:p text:style-name="P20">--extract<text:tab/>5</text:p>
          <text:p text:style-name="P20">--generate-keys<text:tab/>8</text:p>
          <text:p text:style-name="P20"><text:soft-page-break/>--generate-keys-bits<text:tab/>8</text:p>
          <text:p text:style-name="P20">--image<text:tab/>8</text:p>
          <text:p text:style-name="P20">--include<text:tab/>8</text:p>
          <text:p text:style-name="P20">--list<text:tab/>4, 8</text:p>
          <text:p text:style-name="P20">--test<text:tab/>5, 8</text:p>
          <text:p text:style-name="P20">-!<text:tab/>8</text:p>
          <text:p text:style-name="P20">-#<text:tab/>8</text:p>
          <text:p text:style-name="P20">-c<text:tab/>8</text:p>
          <text:p text:style-name="P20">-d<text:tab/>8</text:p>
          <text:p text:style-name="P20">-l<text:tab/>8</text:p>
          <text:p text:style-name="P20">-m<text:tab/>8</text:p>
          <text:p text:style-name="P20">-s<text:tab/>6</text:p>
          <text:p text:style-name="P20">-t<text:tab/>8</text:p>
          <text:p text:style-name="P20">-z<text:tab/>5</text:p>
          <text:p text:style-name="P20">URI<text:tab/>6</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0.7cm" fo:margin-right="0cm" fo:text-indent="0c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cm" fo:margin-right="0cm" fo:text-align="justify" style:justify-single-word="false" fo:text-indent="-1.199cm" style:auto-text-indent="false" style:page-number="auto">
        <style:tab-stops>
          <style:tab-stop style:position="1.199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Option" style:family="paragraph" style:parent-style-name="Text_20_body">
      <style:paragraph-properties fo:margin-left="0.499cm" fo:margin-right="0cm" fo:margin-top="0cm" fo:margin-bottom="0.31cm" fo:text-indent="0cm" style:auto-text-indent="false"/>
    </style:style>
    <style:style style:name="Option_20_title" style:display-name="Option title" style:family="paragraph" style:parent-style-name="Option">
      <style:paragraph-properties fo:margin-left="0cm" fo:margin-right="0cm" fo:text-indent="0cm" style:auto-text-indent="false"/>
    </style:style>
    <style:style style:name="Option_20_note" style:display-name="Option note" style:family="paragraph" style:parent-style-name="Option">
      <style:paragraph-properties fo:margin-left="1.7cm" fo:margin-right="0cm" fo:text-indent="-1.199cm" style:auto-text-indent="false">
        <style:tab-stops>
          <style:tab-stop style:position="1.7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rsten Rupp</meta:initial-creator>
    <meta:creation-date>2009-11-16T11:05:55</meta:creation-date>
    <dc:date>2009-11-17T15:08:17</dc:date>
    <dc:creator>Torsten Rupp</dc:creator>
    <meta:editing-duration>PT25H52M47S</meta:editing-duration>
    <meta:editing-cycles>12</meta:editing-cycles>
    <meta:generator>OpenOffice.org/3.1$Linux OpenOffice.org_project/310m19$Build-9420</meta:generator>
    <meta:document-statistic meta:table-count="4" meta:image-count="0" meta:object-count="0" meta:page-count="15" meta:paragraph-count="452" meta:word-count="2992" meta:character-count="20453"/>
  </office:meta>
</office:document-meta>
</file>